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3.3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17.782cm"/>
    </style:style>
    <style:style style:name="co7" style:family="table-column">
      <style:table-column-properties fo:break-before="auto" style:column-width="2.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c9211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4"/>
    <style:style style:name="ce4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Cloud Fullstack Bootcamp - Warburg Pincu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64d0fafa-be32-4f17-a0e9-4accc36cf83f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Angular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3cfb3a84-cb97-42fe-9fcd-0aa3646870b8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HTML Web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facf3f2a-4c2d-4250-be5b-93bb4d12995e?tab=certificate</text:p>
          </table:table-cell>
          <table:table-cell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2">
          <table:table-cell table:style-name="ce8" office:value-type="string" calcext:value-type="string">
            <text:p>NTT DATA Diversidade em Tech 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38a27e68-67ae-444d-9110-1056e605237d?tab=certificate</text:p>
          </table:table-cell>
          <table:table-cell/>
          <table:table-cell table:style-name="ce3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table:style-name="ce9" office:value-type="string" calcext:value-type="string">
            <text:p>Formação SQL Database Specialist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<text:s/>https://web.dio.me/track/1a5a10ed-417c-4fef-8531-2097ff072817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loud DevOps Experience - Banco Carrefou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6f115098-24d7-4e1d-8037-0e7bd1070148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PHP Experience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d52c5dfd-9519-44bf-96f6-d605115b231c?tab=certific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Orange Tech + | BackEnd</text:p>
          </table:table-cell>
          <table:table-cell table:style-name="ce5" office:value-type="string" calcext:value-type="string">
            <text:p>02 hrs</text:p>
          </table:table-cell>
          <table:table-cell table:style-name="ce2" office:value-type="string" calcext:value-type="string">
            <text:p>https://web.dio.me/track/2aeff5aa-bb23-4141-8109-20fa42b58ff7?tab=certificate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React Developer</text:p>
          </table:table-cell>
          <table:table-cell table:style-name="ce6" office:value-type="string" calcext:value-type="string">
            <text:p>14 hrs</text:p>
          </table:table-cell>
          <table:table-cell table:style-name="ce3" office:value-type="string" calcext:value-type="string">
            <text:p>https://web.dio.me/track/96301410-2dd7-4bb7-b992-85cb0bf5f1a2?tab=certificat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UX Design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<text:s/>https://web.dio.me/track/51084d73-7d54-42eb-b322-cbc323f90c79?tab=certificat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Google Cloud Platform (GCP) Specialist</text:p>
          </table:table-cell>
          <table:table-cell table:style-name="ce6" office:value-type="string" calcext:value-type="string">
            <text:p>20 hrs</text:p>
          </table:table-cell>
          <table:table-cell table:style-name="ce3" office:value-type="string" calcext:value-type="string">
            <text:p><text:s/>https://web.dio.me/track/e4d5ef68-242b-4497-806b-7473ac95795e?tab=certificat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CSS Web Developer</text:p>
          </table:table-cell>
          <table:table-cell table:style-name="ce5" office:value-type="string" calcext:value-type="string">
            <text:p>26 hrs</text:p>
          </table:table-cell>
          <table:table-cell table:style-name="ce2" office:value-type="string" calcext:value-type="string">
            <text:p>https://web.dio.me/track/3b63e317-af92-496c-8672-53a8d14f5d32?tab=certificate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Swift &amp; iOS Experience</text:p>
          </table:table-cell>
          <table:table-cell table:style-name="ce6" office:value-type="string" calcext:value-type="string">
            <text:p>29 hrs</text:p>
          </table:table-cell>
          <table:table-cell table:style-name="ce3" office:value-type="string" calcext:value-type="string">
            <text:p>https://web.dio.me/track/809f618e-13a4-4f3a-8167-d4450addb4d8?tab=certificate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3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4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Game Developer: Roblox &amp; Metaverse</text:p>
          </table:table-cell>
          <table:table-cell table:style-name="ce6" office:value-type="string" calcext:value-type="string">
            <text:p>35 hrs</text:p>
          </table:table-cell>
          <table:table-cell table:style-name="ce3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Power BI Analy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https://web.dio.me/track/ae00b551-c67c-43fa-8f2a-3591be061982?tab=certificate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IoT Specialist</text:p>
          </table:table-cell>
          <table:table-cell table:style-name="ce6" office:value-type="string" calcext:value-type="string">
            <text:p>60 hrs</text:p>
          </table:table-cell>
          <table:table-cell table:style-name="ce3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Flutter Specialist</text:p>
          </table:table-cell>
          <table:table-cell table:style-name="ce5" office:value-type="string" calcext:value-type="string">
            <text:p>65 hrs</text:p>
          </table:table-cell>
          <table:table-cell table:style-name="ce2" office:value-type="string" calcext:value-type="string">
            <text:p><text:s/>https://web.dio.me/track/f1b2f777-8881-4fe2-8fef-7e518806eee9?tab=certificate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Machine Learning Specialist</text:p>
          </table:table-cell>
          <table:table-cell table:style-name="ce6" office:value-type="string" calcext:value-type="string">
            <text:p>83 hrs</text:p>
          </table:table-cell>
          <table:table-cell table:style-name="ce3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Unity 3D Game Developer</text:p>
          </table:table-cell>
          <table:table-cell table:style-name="ce5" office:value-type="string" calcext:value-type="string">
            <text:p>91 hrs</text:p>
          </table:table-cell>
          <table:table-cell table:style-name="ce2" office:value-type="string" calcext:value-type="string">
            <text:p><text:s/>https://web.dio.me/track/eebb9dfa-4a35-4d5b-89ce-20a10e0936f5?tab=certificate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Y Fast Track Specialist - Machine Learning</text:p>
          </table:table-cell>
          <table:table-cell table:style-name="ce6" office:value-type="string" calcext:value-type="string">
            <text:p>999 hrs</text:p>
          </table:table-cell>
          <table:table-cell table:style-name="ce3"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table:formula="of:=SUM([.D7:.D31])" office:value-type="float" office:value="681" calcext:value-type="float">
            <text:p>681</text:p>
          </table:table-cell>
          <table:table-cell table:style-name="ce35" office:value-type="string" calcext:value-type="string">
            <text:p>XP 280378 / 295763 </text:p>
          </table:table-cell>
          <table:table-cell table:style-name="ce35" office:value-type="string" calcext:value-type="string">
            <text:p>XP 279058 / 295763 </text:p>
          </table:table-cell>
          <table:table-cell table:style-name="ce35" office:value-type="string" calcext:value-type="string">
            <text:p>XP 276698 / 295763 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number-columns-repeated="3" office:value-type="float" office:value="295763" calcext:value-type="float">
            <text:p>29576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5" office:value-type="float" office:value="280378" calcext:value-type="float">
            <text:p>280378</text:p>
          </table:table-cell>
          <table:table-cell table:style-name="ce35" office:value-type="float" office:value="279058" calcext:value-type="float">
            <text:p>279058</text:p>
          </table:table-cell>
          <table:table-cell office:value-type="float" office:value="276698" calcext:value-type="float">
            <text:p>27669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7" table:formula="of:=+[.E35]-[.E36]" office:value-type="float" office:value="15385" calcext:value-type="float">
            <text:p>15385</text:p>
          </table:table-cell>
          <table:table-cell table:style-name="ce37" table:formula="of:=+[.F35]-[.F36]" office:value-type="float" office:value="16705" calcext:value-type="float">
            <text:p>16705</text:p>
          </table:table-cell>
          <table:table-cell table:style-name="ce37" table:formula="of:=+[.G35]-[.G36]" office:value-type="float" office:value="19065" calcext:value-type="float">
            <text:p>19065</text:p>
          </table:table-cell>
          <table:table-cell table:number-columns-repeated="1017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5" table:default-cell-style-name="ce35"/>
        <table:table-row table:style-name="ro2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2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2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2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2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2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2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2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2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2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ce16"/>
        <table:table-column table:style-name="co4" table:number-columns-repeated="2" table:default-cell-style-name="Default"/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3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3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ce16"/>
          <table:table-cell table:number-columns-repeated="3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lanilha4" table:style-name="ta1">
        <table:table-column table:style-name="co4" table:default-cell-style-name="Default"/>
        <table:table-column table:style-name="co4" table:default-cell-style-name="ce44"/>
        <table:table-column table:style-name="co4" table:default-cell-style-name="ce45"/>
        <table:table-column table:style-name="co4" table:default-cell-style-name="ce44"/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12000" calcext:value-type="float">
            <text:p>12000,0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36000" calcext:value-type="float">
            <text:p>36000,0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0" calcext:value-type="float">
            <text:p>0,0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-100000" calcext:value-type="float">
            <text:p>-100.000,00</text:p>
          </table:table-cell>
          <table:table-cell office:value-type="float" office:value="60000" calcext:value-type="float">
            <text:p>60000,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SUM([.B1:.B9])" office:value-type="float" office:value="-900000" calcext:value-type="float">
            <text:p>-900.000,00</text:p>
          </table:table-cell>
          <table:table-cell table:formula="of:=SUM([.C1:.C9])" office:value-type="float" office:value="120000" calcext:value-type="float">
            <text:p>120000,0</text:p>
          </table:table-cell>
          <table:table-cell table:formula="of:=+[.B11]+[.C11]" office:value-type="float" office:value="-780000" calcext:value-type="float">
            <text:p>-780.000,00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3:Planilha1.D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8:30:18.6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4T18:32:50.038000000</dc:date>
    <meta:editing-duration>PT13H1M53S</meta:editing-duration>
    <meta:editing-cycles>39</meta:editing-cycles>
    <meta:generator>LibreOffice/7.3.2.2$Windows_X86_64 LibreOffice_project/49f2b1bff42cfccbd8f788c8dc32c1c309559be0</meta:generator>
    <meta:document-statistic meta:table-count="4" meta:cell-count="254" meta:object-count="25"/>
  </office:meta>
</office:document-meta>
</file>